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ato" svg:font-family="Lato"/>
    <style:font-face style:name="Open Sans" svg:font-family="'Open Sans'"/>
    <style:font-face style:name="Open Sans1" svg:font-family="'Open Sans', sans-serif"/>
    <style:font-face style:name="Verdana" svg:font-family="Verdana,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ize="14pt" officeooo:paragraph-rsid="0010654f" style:font-size-asian="14pt" style:font-size-complex="14pt"/>
    </style:style>
    <style:style style:name="P2" style:family="paragraph" style:parent-style-name="Standard" style:list-style-name="L1">
      <style:paragraph-properties fo:text-align="justify" style:justify-single-word="false"/>
      <style:text-properties officeooo:paragraph-rsid="00590436"/>
    </style:style>
    <style:style style:name="P3" style:family="paragraph" style:parent-style-name="Standard" style:list-style-name="L1">
      <style:paragraph-properties fo:text-align="justify" style:justify-single-word="false"/>
      <style:text-properties officeooo:paragraph-rsid="006bf138"/>
    </style:style>
    <style:style style:name="P4" style:family="paragraph" style:parent-style-name="Standard" style:list-style-name="L1">
      <style:paragraph-properties fo:text-align="justify" style:justify-single-word="false"/>
      <style:text-properties officeooo:paragraph-rsid="008f60bb"/>
    </style:style>
    <style:style style:name="P5"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0.026cm" fo:font-style="normal" style:text-underline-style="none" fo:font-weight="normal" officeooo:rsid="0010654f" officeooo:paragraph-rsid="0010654f" style:text-blinking="false" fo:background-color="transparent" style:font-size-asian="12pt" style:font-size-complex="12pt"/>
    </style:style>
    <style:style style:name="P6"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0.026cm" fo:font-style="normal" style:text-underline-style="none" fo:font-weight="normal" officeooo:rsid="0011687a" officeooo:paragraph-rsid="0011687a" style:text-blinking="false" fo:background-color="transparent" style:font-size-asian="12pt" style:font-size-complex="12pt"/>
    </style:style>
    <style:style style:name="P7"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0.026cm" fo:font-style="normal" style:text-underline-style="none" fo:font-weight="normal" officeooo:rsid="0011dfbd" officeooo:paragraph-rsid="0011dfbd" style:text-blinking="false" fo:background-color="transparent" style:font-size-asian="12pt" style:font-size-complex="12pt"/>
    </style:style>
    <style:style style:name="P8"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0.026cm" fo:font-style="normal" style:text-underline-style="none" fo:font-weight="bold" officeooo:rsid="0011dfbd" officeooo:paragraph-rsid="0011dfbd" style:text-blinking="false" fo:background-color="transparent" style:font-size-asian="12pt" style:font-weight-asian="bold" style:font-size-complex="12pt" style:font-weight-complex="bold"/>
    </style:style>
    <style:style style:name="P9"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0.026cm" fo:font-style="normal" style:text-underline-style="none" fo:font-weight="bold" officeooo:rsid="0010654f" officeooo:paragraph-rsid="0010654f" style:text-blinking="false" fo:background-color="transparent" style:font-size-asian="12pt" style:font-weight-asian="bold" style:font-size-complex="12pt" style:font-weight-complex="bold"/>
    </style:style>
    <style:style style:name="P10"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0.026cm" fo:font-style="normal" style:text-underline-style="none" fo:font-weight="bold" officeooo:rsid="0011687a" officeooo:paragraph-rsid="0011687a" style:text-blinking="false" fo:background-color="transparent" style:font-size-asian="12pt" style:font-weight-asian="bold" style:font-size-complex="12pt" style:font-weight-complex="bold"/>
    </style:style>
    <style:style style:name="P11"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703eb" officeooo:paragraph-rsid="001703eb" style:text-blinking="false" fo:background-color="transparent" style:font-size-asian="12pt" style:font-size-complex="12pt"/>
    </style:style>
    <style:style style:name="P12"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703eb" officeooo:paragraph-rsid="00752f7b" style:text-blinking="false" fo:background-color="transparent"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703eb" officeooo:paragraph-rsid="00752f7b" style:text-blinking="false" fo:background-color="transparent" style:font-size-asian="12pt" style:font-size-complex="12pt"/>
    </style:style>
    <style:style style:name="P14"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64e54" officeooo:paragraph-rsid="00164e54" style:text-blinking="false" fo:background-color="transparent" style:font-size-asian="12pt" style:font-size-complex="12pt"/>
    </style:style>
    <style:style style:name="P15"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010654f" style:text-blinking="false" fo:background-color="transparent"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bold" officeooo:rsid="00164e54" officeooo:paragraph-rsid="00164e54" style:text-blinking="false" fo:background-color="transparent"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bold" officeooo:rsid="001703eb" officeooo:paragraph-rsid="001703eb" style:text-blinking="false" fo:background-color="transparent" style:font-size-asian="12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bold" officeooo:paragraph-rsid="0010654f" style:text-blinking="false"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bold" officeooo:paragraph-rsid="0010654f" style:text-blinking="false" fo:background-color="transparent" style:font-size-asian="12pt" style:font-weight-asian="bold" style:font-size-complex="12pt" style:font-weight-complex="bold"/>
    </style:style>
    <style:style style:name="P20"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bold" officeooo:rsid="0010654f" officeooo:paragraph-rsid="0010654f" style:text-blinking="false" fo:background-color="transparent" style:font-size-asian="12pt" style:font-size-complex="12pt"/>
    </style:style>
    <style:style style:name="P21"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e2c42" officeooo:paragraph-rsid="001e2c42" style:text-blinking="false" fo:background-color="transparent" style:font-size-asian="12pt" style:font-size-complex="12pt"/>
    </style:style>
    <style:style style:name="P22"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f60bb" officeooo:paragraph-rsid="008f60bb" style:text-blinking="false" fo:background-color="transparent" style:font-size-asian="12pt" style:font-size-complex="12pt"/>
    </style:style>
    <style:style style:name="P23" style:family="paragraph" style:parent-style-name="Standard" style:list-style-name="L1">
      <style:paragraph-properties fo:text-align="justify" style:justify-single-word="false"/>
      <style:text-properties style:font-name="Liberation Serif" fo:font-size="12pt" officeooo:rsid="0019c1c7" officeooo:paragraph-rsid="0019c1c7"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paragraph-rsid="0010654f" style:font-size-asian="12pt" style:font-size-complex="12pt"/>
    </style:style>
    <style:style style:name="P25" style:family="paragraph" style:parent-style-name="Standard" style:list-style-name="L1">
      <style:paragraph-properties fo:text-align="justify" style:justify-single-word="false"/>
      <style:text-properties style:font-name="Liberation Serif" fo:font-size="12pt" officeooo:paragraph-rsid="0019c1c7"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10654f" officeooo:paragraph-rsid="0010654f" style:font-size-asian="12pt" style:font-size-complex="12pt"/>
    </style:style>
    <style:style style:name="P27" style:family="paragraph" style:parent-style-name="Standard" style:list-style-name="L1">
      <style:paragraph-properties fo:text-align="justify" style:justify-single-word="false"/>
      <style:text-properties style:font-name="Liberation Serif" fo:font-size="12pt" fo:font-weight="bold" officeooo:rsid="0019c1c7" officeooo:paragraph-rsid="0019c1c7"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erif" fo:font-size="12pt" fo:font-weight="bold" officeooo:rsid="0019c1c7" officeooo:paragraph-rsid="0019c1c7" style:font-size-asian="12pt" style:font-weight-asian="bold" style:font-size-complex="12pt" style:font-weight-complex="bold"/>
    </style:style>
    <style:style style:name="P29" style:family="paragraph" style:parent-style-name="Standard" style:list-style-name="L1">
      <style:paragraph-properties fo:text-align="justify" style:justify-single-word="false"/>
      <style:text-properties style:font-name="Liberation Serif" fo:font-size="12pt" fo:font-weight="bold" officeooo:rsid="0036aff9" officeooo:paragraph-rsid="0036aff9" style:font-size-asian="12pt" style:font-weight-asian="bold" style:font-size-complex="12pt" style:font-weight-complex="bold"/>
    </style:style>
    <style:style style:name="P30" style:family="paragraph" style:parent-style-name="Standard" style:list-style-name="L1">
      <style:paragraph-properties fo:text-align="justify" style:justify-single-word="false"/>
      <style:text-properties style:font-name="Liberation Serif" fo:font-size="12pt" fo:font-weight="bold" officeooo:rsid="0039e571" officeooo:paragraph-rsid="0039e571" style:font-size-asian="12pt" style:font-weight-asian="bold" style:font-size-complex="12pt" style:font-weight-complex="bold"/>
    </style:style>
    <style:style style:name="P31" style:family="paragraph" style:parent-style-name="Standard" style:list-style-name="L1">
      <style:paragraph-properties fo:text-align="justify" style:justify-single-word="false"/>
      <style:text-properties style:font-name="Liberation Serif" fo:font-size="12pt" fo:font-weight="bold" officeooo:paragraph-rsid="0010654f" style:font-size-asian="12pt" style:font-weight-asian="bold" style:font-size-complex="12pt" style:font-weight-complex="bold"/>
    </style:style>
    <style:style style:name="P32" style:family="paragraph" style:parent-style-name="Standard" style:list-style-name="L1">
      <style:paragraph-properties fo:text-align="justify" style:justify-single-word="false"/>
      <style:text-properties style:font-name="Liberation Serif" fo:font-size="12pt" fo:font-weight="bold" officeooo:rsid="004d3d1e" officeooo:paragraph-rsid="004d3d1e" style:font-size-asian="12pt" style:font-weight-asian="bold" style:font-size-complex="12pt" style:font-weight-complex="bold"/>
    </style:style>
    <style:style style:name="P33" style:family="paragraph" style:parent-style-name="Standard" style:list-style-name="L1">
      <style:paragraph-properties fo:text-align="justify" style:justify-single-word="false"/>
      <style:text-properties style:font-name="Liberation Serif" fo:font-size="12pt" fo:font-weight="normal" officeooo:rsid="0039e571" officeooo:paragraph-rsid="0039e571" style:font-size-asian="12pt" style:font-weight-asian="normal" style:font-size-complex="12pt" style:font-weight-complex="normal"/>
    </style:style>
    <style:style style:name="P34" style:family="paragraph" style:parent-style-name="Standard" style:list-style-name="L1">
      <style:paragraph-properties fo:text-align="center" style:justify-single-word="false"/>
      <style:text-properties style:font-name="Liberation Serif" fo:font-size="16pt" fo:font-weight="bold" officeooo:rsid="004d3d1e" officeooo:paragraph-rsid="004d3d1e" style:font-size-asian="16pt" style:font-weight-asian="bold" style:font-size-complex="16pt" style:font-weight-complex="bold"/>
    </style:style>
    <style:style style:name="P35" style:family="paragraph" style:parent-style-name="Standard">
      <style:paragraph-properties fo:text-align="justify" style:justify-single-word="false"/>
      <style:text-properties style:font-name="Liberation Serif" fo:font-size="16pt" fo:font-weight="bold" officeooo:rsid="004d3d1e" officeooo:paragraph-rsid="004d3d1e" style:font-size-asian="16pt" style:font-weight-asian="bold" style:font-size-complex="16pt" style:font-weight-complex="bold"/>
    </style:style>
    <style:style style:name="P36" style:family="paragraph" style:parent-style-name="Standard" style:list-style-name="L1">
      <style:paragraph-properties fo:text-align="justify" style:justify-single-word="false"/>
      <style:text-properties fo:font-size="12pt" officeooo:paragraph-rsid="0042d656"/>
    </style:style>
    <style:style style:name="P37" style:family="paragraph" style:parent-style-name="Standard" style:list-style-name="L1">
      <style:paragraph-properties fo:text-align="justify" style:justify-single-word="false"/>
      <style:text-properties fo:color="#000000" style:font-name="Liberation Serif" fo:font-size="12pt" officeooo:rsid="0019c1c7" officeooo:paragraph-rsid="0019c1c7" style:font-size-asian="12pt" style:font-size-complex="12pt"/>
    </style:style>
    <style:style style:name="P38" style:family="paragraph" style:parent-style-name="Standard" style:list-style-name="L1">
      <style:paragraph-properties fo:text-align="justify" style:justify-single-word="false"/>
      <style:text-properties fo:color="#000000" style:font-name="Liberation Serif" fo:font-size="12pt" officeooo:rsid="002cdc90" officeooo:paragraph-rsid="002cdc90" style:font-size-asian="12pt" style:font-size-complex="12pt"/>
    </style:style>
    <style:style style:name="P39" style:family="paragraph" style:parent-style-name="Standard" style:list-style-name="L1">
      <style:paragraph-properties fo:text-align="justify" style:justify-single-word="false"/>
      <style:text-properties fo:color="#000000" style:font-name="Liberation Serif" fo:font-size="12pt" officeooo:rsid="002cdc90" officeooo:paragraph-rsid="002e81bf" style:font-size-asian="12pt" style:font-size-complex="12pt"/>
    </style:style>
    <style:style style:name="P40" style:family="paragraph" style:parent-style-name="Standard" style:list-style-name="L1">
      <style:paragraph-properties fo:text-align="justify" style:justify-single-word="false"/>
      <style:text-properties fo:color="#000000" style:font-name="Liberation Serif" fo:font-size="12pt" officeooo:rsid="0032071c" officeooo:paragraph-rsid="0032071c" style:font-size-asian="12pt" style:font-size-complex="12pt"/>
    </style:style>
    <style:style style:name="P41" style:family="paragraph" style:parent-style-name="Standard" style:list-style-name="L1">
      <style:paragraph-properties fo:text-align="justify" style:justify-single-word="false"/>
      <style:text-properties fo:color="#000000" style:font-name="Liberation Serif" fo:font-size="12pt" officeooo:paragraph-rsid="0010654f" style:font-size-asian="12pt" style:font-size-complex="12pt"/>
    </style:style>
    <style:style style:name="P42" style:family="paragraph" style:parent-style-name="Standard" style:list-style-name="L1">
      <style:paragraph-properties fo:text-align="justify" style:justify-single-word="false"/>
      <style:text-properties fo:color="#000000" style:font-name="Liberation Serif" fo:font-size="12pt" officeooo:rsid="00698101" officeooo:paragraph-rsid="00698101" style:font-size-asian="12pt" style:font-size-complex="12pt"/>
    </style:style>
    <style:style style:name="P43" style:family="paragraph" style:parent-style-name="Standard" style:list-style-name="L1">
      <style:paragraph-properties fo:text-align="justify" style:justify-single-word="false"/>
      <style:text-properties officeooo:rsid="005acd97" officeooo:paragraph-rsid="005cfabe"/>
    </style:style>
    <style:style style:name="P44" style:family="paragraph" style:parent-style-name="Standard" style:list-style-name="L1">
      <style:paragraph-properties fo:text-align="justify" style:justify-single-word="false"/>
      <style:text-properties officeooo:rsid="008608bf" officeooo:paragraph-rsid="008608bf"/>
    </style:style>
    <style:style style:name="P45" style:family="paragraph" style:parent-style-name="Standard" style:list-style-name="L1">
      <style:paragraph-properties fo:text-align="justify" style:justify-single-word="false"/>
      <style:text-properties officeooo:rsid="00876f14" officeooo:paragraph-rsid="00876f14"/>
    </style:style>
    <style:style style:name="P46" style:family="paragraph" style:parent-style-name="Standard" style:list-style-name="L1">
      <style:paragraph-properties fo:text-align="justify" style:justify-single-word="false"/>
      <style:text-properties officeooo:rsid="008da254" officeooo:paragraph-rsid="008da254"/>
    </style:style>
    <style:style style:name="T1" style:family="text">
      <style:text-properties officeooo:rsid="0010654f"/>
    </style:style>
    <style:style style:name="T2" style:family="text">
      <style:text-properties fo:font-variant="normal" fo:text-transform="none" fo:color="#000000" style:font-name="Liberation Serif" fo:font-size="12pt" fo:letter-spacing="0.026cm"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0.026cm" fo:font-style="normal" fo:font-weight="normal" style:font-size-asian="12pt" style:font-weight-asian="normal" style:font-size-complex="12pt" style:font-weight-complex="normal" loext:padding="0cm" loext:border="none"/>
    </style:style>
    <style:style style:name="T4" style:family="text">
      <style:text-properties fo:font-variant="normal" fo:text-transform="none" fo:color="#000000" style:font-name="Liberation Serif" fo:font-size="12pt" fo:letter-spacing="0.026cm" fo:font-style="normal" fo:font-weight="normal" officeooo:rsid="00537308"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0.026cm" fo:font-style="normal" fo:font-weight="bold"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0.026cm" fo:font-style="normal" fo:font-weight="bold" officeooo:rsid="004f8d73"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0.026cm" fo:font-style="normal" fo:font-weight="bold" officeooo:rsid="00516ade"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0.026cm" fo:font-weight="normal"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6a550a"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6bf138"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6f0c1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32071c"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cfabe"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90436" style:text-blinking="false" fo:background-color="transparent" loext:char-shading-value="0" style:font-size-asian="12pt" style:font-weight-asian="bold" style:font-size-complex="12pt" style:font-weight-complex="bold"/>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cfabe" style:text-blinking="false" fo:background-color="transparent" loext:char-shading-value="0" style:font-size-asian="12pt" style:font-weight-asian="bold" style:font-size-complex="12pt" style:font-weight-complex="bold"/>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f60bb" style:text-blinking="false" fo:background-color="transparent" loext:char-shading-value="0" style:font-size-asian="12pt" style:font-weight-asian="bold" style:font-size-complex="12pt" style:font-weight-complex="bold"/>
    </style:style>
    <style:style style:name="T21" style:family="text">
      <style:text-properties fo:font-variant="normal" fo:text-transform="none" fo:color="#000000" style:text-line-through-style="none" style:text-line-through-type="none" style:font-name="Liberation Serif" fo:font-style="normal" style:text-underline-style="none" fo:font-weight="normal" officeooo:rsid="0042d656"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Liberation Serif" fo:letter-spacing="normal" fo:font-style="normal" style:text-underline-style="none"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3b665d" style:text-blinking="false" fo:background-color="transparent" loext:char-shading-value="0"/>
    </style:style>
    <style:style style:name="T30" style:family="text">
      <style:text-properties fo:font-variant="normal" fo:text-transform="none" fo:color="#000000" fo:letter-spacing="0.026cm" fo:font-style="normal" fo:font-weight="normal" style:font-weight-asian="normal" style:font-weight-complex="normal"/>
    </style:style>
    <style:style style:name="T3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2" style:family="text">
      <style:text-properties fo:font-variant="normal" fo:text-transform="none" style:text-line-through-style="none" style:text-line-through-type="none" fo:font-style="normal" style:text-underline-style="none" fo:font-weight="normal" officeooo:rsid="0032071c" style:text-blinking="false" fo:background-color="transparent" loext:char-shading-value="0" style:font-weight-asian="normal" style:font-weight-complex="normal"/>
    </style:style>
    <style:style style:name="T33" style:family="text">
      <style:text-properties fo:font-variant="normal" fo:text-transform="none" style:text-line-through-style="none" style:text-line-through-type="none" fo:font-style="normal" style:text-underline-style="none" fo:font-weight="normal" officeooo:rsid="006a550a" style:text-blinking="false" fo:background-color="transparent" loext:char-shading-value="0" style:font-weight-asian="normal" style:font-weight-complex="normal"/>
    </style:style>
    <style:style style:name="T34"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style:text-line-through-style="none" style:text-line-through-type="none" fo:font-style="normal" style:text-underline-style="none" fo:font-weight="bold" officeooo:rsid="002e81bf" style:text-blinking="false" fo:background-color="transparent" loext:char-shading-value="0" style:font-weight-asian="bold" style:font-weight-complex="bold"/>
    </style:style>
    <style:style style:name="T36"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1c3678"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weight-asian="normal" style:font-size-complex="12pt"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71769d" style:font-weight-asian="normal" style:font-weight-complex="normal"/>
    </style:style>
    <style:style style:name="T40" style:family="text">
      <style:text-properties fo:font-weight="bold" style:font-weight-asian="bold" style:font-weight-complex="bold"/>
    </style:style>
    <style:style style:name="T41" style:family="text">
      <style:text-properties style:font-weight-asian="bold" style:font-weight-complex="bold"/>
    </style:style>
    <style:style style:name="T42" style:family="text">
      <style:text-properties officeooo:rsid="001703eb"/>
    </style:style>
    <style:style style:name="T43" style:family="text">
      <style:text-properties style:font-weight-asian="normal" style:font-weight-complex="normal"/>
    </style:style>
    <style:style style:name="T44" style:family="text">
      <style:text-properties officeooo:rsid="0070b51c"/>
    </style:style>
    <style:style style:name="T45" style:family="text">
      <style:text-properties officeooo:rsid="0071769d"/>
    </style:style>
    <style:style style:name="T46" style:family="text">
      <style:text-properties officeooo:rsid="00752f7b"/>
    </style:style>
    <style:style style:name="T47" style:family="text">
      <style:text-properties officeooo:rsid="007c4820"/>
    </style:style>
    <style:style style:name="T48" style:family="text">
      <style:text-properties officeooo:rsid="007f12c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46101008345447594" text:style-name="L1">
        <text:list-header>
          <text:p text:style-name="P32"/>
          <text:p text:style-name="P34">Performance Testing</text:p>
        </text:list-header>
      </text:list>
      <text:p text:style-name="P35"/>
      <text:p text:style-name="P35"/>
      <text:list xml:id="list153310920102140" text:continue-numbering="true" text:style-name="L1">
        <text:list-item>
          <text:p text:style-name="P31"><text:span text:style-name="T1">What is Performance Testing?</text:span></text:p>
          <text:p text:style-name="P1"><text:span text:style-name="T2">Performance Testing is used to </text:span><text:span text:style-name="Strong_20_Emphasis"><text:span text:style-name="T3">evaluate measurable performance characteristics</text:span></text:span><text:span text:style-name="T8"> </text:span><text:span text:style-name="T2">of a software program. The process of performance testing can involve measuring of response time or the number transactions at which a system functions </text:span><text:span text:style-name="T4">and</text:span><text:span text:style-name="T2"> other attributes such as </text:span><text:span text:style-name="T6">Speed</text:span><text:span text:style-name="T2">, </text:span><text:span text:style-name="T7">S</text:span><text:span text:style-name="T5">calability</text:span><text:span text:style-name="T2"> and </text:span><text:span text:style-name="T7">S</text:span><text:span text:style-name="T6">tability</text:span><text:span text:style-name="T2"> <text:s/></text:span><text:span text:style-name="T4">is</text:span><text:span text:style-name="T2"> also be evaluated.</text:span></text:p>
          <text:p text:style-name="P31"/>
        </text:list-item>
        <text:list-item>
          <text:p text:style-name="P18"><text:bookmark text:name="docs-internal-guid-ce832d7f-7fff-c22a-d8a4-4f004831f1bd"/>Types of Performance Testing?</text:p>
          <text:list>
            <text:list-item>
              <text:p text:style-name="P20"><text:span text:style-name="T41">Load Testing</text:span></text:p>
              <text:p text:style-name="P5">Load testing is one of the simplest forms of performance testing and is usually conducted to understand the behaviour of the system under a specific expected load, for example, the amount of concurrent users on the application performing a specific number of functions within a set duration.</text:p>
              <text:p text:style-name="P5"/>
            </text:list-item>
            <text:list-item>
              <text:p text:style-name="P9">Stress Testing</text:p>
              <text:p text:style-name="P5">As mentioned above, we normally use stress testing to understand the system’s limits and at which point these are exceeded. Stress testing is especially helpful in determining whether the system will perform in a satisfactory manner if the current load goes well above the expected maximum.</text:p>
              <text:p text:style-name="P5"/>
            </text:list-item>
            <text:list-item>
              <text:p text:style-name="P10">Endurance Testing</text:p>
              <text:p text:style-name="P6">Endurance testing also called soak testing essentially involves putting a significant load onto the system for an extended period of time, the goal being to discover how the system behaves under sustained use.</text:p>
              <text:p text:style-name="P6"/>
            </text:list-item>
            <text:list-item>
              <text:p text:style-name="P8">Spike Testing</text:p>
              <text:p text:style-name="P7">Spike testing is aimed at determining whether system performance will suffer by sudden and dramatic changes in load. This is often carried out by suddenly increasing the number of users or the load generated by them and observing the system’s behaviour. </text:p>
              <text:p text:style-name="P8"/>
            </text:list-item>
          </text:list>
        </text:list-item>
        <text:list-item>
          <text:p text:style-name="P18"><text:bookmark text:name="docs-internal-guid-41f4473e-7fff-a3c4-41b7-b058d8bfe049"/>What is Jmeter and Advantages of Jmeter over other performance testing tools.</text:p>
          <text:p text:style-name="P15">The <text:span text:style-name="Strong_20_Emphasis"><text:span text:style-name="T38">Apache J</text:span></text:span><text:span text:style-name="Strong_20_Emphasis"><text:span text:style-name="T39">m</text:span></text:span><text:span text:style-name="Strong_20_Emphasis"><text:span text:style-name="T38">eter </text:span></text:span>is pure <text:span text:style-name="T44">java </text:span><text:span text:style-name="Strong_20_Emphasis"><text:span text:style-name="T38">open source</text:span></text:span> software designed to load test functional behavior and measure performance. You can use J<text:span text:style-name="T45">m</text:span>eter to analyze and measure the performance of web application or a variety of services. Performance <text:span text:style-name="T44">testing </text:span>means testing a web application against heavy load, multiple and concurrent user traffic. JMeter originally is used for testing Web Application or FTP application. Nowadays, it is used for a functional test, database server test.</text:p>
          <text:list>
            <text:list-item>
              <text:p text:style-name="P16">Open Sourc<text:span text:style-name="T42">e</text:span></text:p>
              <text:p text:style-name="P14">Jmeter is open source and free to use.</text:p>
            </text:list-item>
            <text:list-item>
              <text:p text:style-name="P17">Platform Independent</text:p>
              <text:p text:style-name="P11">As it works on the java that makes it independent of platforms.</text:p>
            </text:list-item>
            <text:list-item>
              <text:p text:style-name="P17">Ease of Use</text:p>
              <text:p text:style-name="P11">Jmeter is works fine with all its default settings so that there is no need to change that much configurations.</text:p>
            </text:list-item>
          </text:list>
        </text:list-item>
      </text:list>
      <text:p text:style-name="P13"><text:span text:style-name="Strong_20_Emphasis"/></text:p>
      <text:list xml:id="list153311312141687" text:continue-numbering="true" text:style-name="L1">
        <text:list-item>
          <text:list>
            <text:list-item>
              <text:p text:style-name="P12"><text:soft-page-break/><text:span text:style-name="Strong_20_Emphasis">Support </text:span><text:span text:style-name="Strong_20_Emphasis"><text:span text:style-name="T46">M</text:span></text:span><text:span text:style-name="Strong_20_Emphasis">ulti-</text:span><text:span text:style-name="Strong_20_Emphasis"><text:span text:style-name="T46">P</text:span></text:span><text:span text:style-name="Strong_20_Emphasis">rotocol</text:span> </text:p>
              <text:p text:style-name="P12">J<text:span text:style-name="T46">m</text:span>eter <text:span text:style-name="T46">supports a</text:span>ll basic protocols such as HTTP, JDBC, LDAP, SOAP, JMS, and FTP.</text:p>
            </text:list-item>
            <text:list-item>
              <text:p text:style-name="P12"><text:span text:style-name="Strong_20_Emphasis">Record </text:span><text:span text:style-name="Strong_20_Emphasis"><text:span text:style-name="T47">and</text:span></text:span><text:span text:style-name="Strong_20_Emphasis"> Playback </text:span>- <text:span text:style-name="Strong_20_Emphasis"><text:span text:style-name="T38">Record</text:span></text:span> the user activity on the browser and simulate them in a web application using J<text:span text:style-name="T48">m</text:span>eter</text:p>
            </text:list-item>
          </text:list>
        </text:list-item>
      </text:list>
      <text:p text:style-name="P24"><text:tab/></text:p>
      <text:list xml:id="list153312099288725" text:continue-numbering="true" text:style-name="L1">
        <text:list-item>
          <text:p text:style-name="P18"><text:bookmark text:name="docs-internal-guid-e0924cfc-7fff-10f9-0af7-68fee38e60ce"/>What is Thread Group in Jmeter?</text:p>
          <text:p text:style-name="P36"><text:span text:style-name="T21">Thread Group is the actual start of the test plan,</text:span><text:span text:style-name="T22">A </text:span><text:span text:style-name="Emphasis"><text:span text:style-name="Strong_20_Emphasis"><text:span text:style-name="T23">Thread Group </text:span></text:span></text:span><text:span text:style-name="T22">is a set of threads executing the same scenario. Set the number of iterations in the configuration.</text:span></text:p>
          <text:list>
            <text:list-item>
              <text:p text:style-name="P2"><text:span text:style-name="T18">No of Threads - </text:span><text:span text:style-name="T24">It represents the total number of virtual users</text:span><text:span text:style-name="T18">.</text:span></text:p>
            </text:list-item>
            <text:list-item>
              <text:p text:style-name="P43"><text:span text:style-name="T18">R</text:span><text:span text:style-name="T17">amp Up Period (sec.) - </text:span><text:span text:style-name="T15">Its overall time to create above no of users.</text:span></text:p>
            </text:list-item>
            <text:list-item>
              <text:p text:style-name="P43"><text:span text:style-name="T19">Loop Count –</text:span><text:span text:style-name="T16"> No of executions for the script.</text:span><text:span text:style-name="T17"> </text:span></text:p>
            </text:list-item>
          </text:list>
          <text:p text:style-name="P25"><text:span text:style-name="T25"/></text:p>
        </text:list-item>
        <text:list-item>
          <text:p text:style-name="P25"><text:bookmark text:name="docs-internal-guid-cf715162-7fff-aec1-b5ad-27c398352e40"/><text:span text:style-name="T26">Write down and explain any 5 listeners present in Jmeter</text:span><text:span text:style-name="T27">?</text:span></text:p>
          <text:list>
            <text:list-item>
              <text:p text:style-name="P27"><text:span text:style-name="T28">View Results Tree</text:span></text:p>
              <text:p text:style-name="P23"><text:span text:style-name="T27">The </text:span><text:span text:style-name="Strong_20_Emphasis"><text:span text:style-name="T27">View Results Tree</text:span></text:span><text:span text:style-name="T27"> listener displays samples that the JMeter samplers generate, and the assertion results that are related to these samples.</text:span></text:p>
            </text:list-item>
          </text:list>
        </text:list-item>
      </text:list>
      <text:p text:style-name="P28"><text:span text:style-name="T28"/></text:p>
      <text:list xml:id="list153311123881762" text:continue-numbering="true" text:style-name="L1">
        <text:list-item>
          <text:list>
            <text:list-item>
              <text:p text:style-name="P27"><text:span text:style-name="T28">Assertion Results</text:span></text:p>
              <text:p text:style-name="P27"><text:span text:style-name="T27">The</text:span><text:span text:style-name="Strong_20_Emphasis"><text:span text:style-name="T27"> Assertion Results</text:span></text:span><text:span text:style-name="T27"> listener displays results of all the assertions in its scope. This listener displays samples as they go and failed assertions for related samples, if there are any.</text:span></text:p>
              <text:p text:style-name="P27"><text:span text:style-name="T27"/></text:p>
            </text:list-item>
            <text:list-item>
              <text:p text:style-name="P27"><text:span text:style-name="T28">View Result in Table</text:span></text:p>
              <text:p text:style-name="P29"><text:span text:style-name="T27">The</text:span><text:span text:style-name="Strong_20_Emphasis"><text:span text:style-name="T27"> View Result in Tabl</text:span></text:span><text:span text:style-name="T27">e listener displays information about each sample in the form of a table. The table shows time related data for each sample, the payload data, the thread number and the sample execution result.</text:span></text:p>
              <text:p text:style-name="P29"><text:span text:style-name="T27"/></text:p>
            </text:list-item>
            <text:list-item>
              <text:p text:style-name="P29"><text:span text:style-name="T28">Response Time Graph</text:span></text:p>
              <text:p text:style-name="P29"><text:span text:style-name="T27">An additional listener that plots a graph of the samples response time over the course of the test is the </text:span><text:span text:style-name="Strong_20_Emphasis"><text:span text:style-name="T27">Response Time Graph</text:span></text:span><text:span text:style-name="T27"> listener. This listener is able to plot a graph either for all samples or for selected ones.</text:span></text:p>
              <text:p text:style-name="P29"><text:span text:style-name="T27"/></text:p>
            </text:list-item>
            <text:list-item>
              <text:p text:style-name="P30"><text:span text:style-name="T28">Simple Data Writer</text:span></text:p>
              <text:p text:style-name="P33"><text:span text:style-name="T28">The</text:span><text:span text:style-name="Strong_20_Emphasis"><text:span text:style-name="T27"> Simple Data Writer</text:span></text:span><text:span text:style-name="T28"> is such a listener. This listener can write results only to the filename that is provided. The contents of the file and its format are determined in the </text:span><text:span text:style-name="Strong_20_Emphasis"><text:span text:style-name="T27">jmeter.properties</text:span></text:span><text:span text:style-name="T28"> file, which is located in J</text:span><text:span text:style-name="T29">m</text:span><text:span text:style-name="T28">eter </text:span><text:span text:style-name="Strong_20_Emphasis"><text:span text:style-name="T27">bin</text:span></text:span><text:span text:style-name="T28"> folder.</text:span></text:p>
              <text:p text:style-name="P37"><text:span text:style-name="T31"/></text:p>
            </text:list-item>
          </text:list>
        </text:list-item>
        <text:list-item>
          <text:p text:style-name="P41"><text:bookmark text:name="docs-internal-guid-b76fa628-7fff-dd32-a0b9-d99c5888cbf2"/><text:span text:style-name="T34">Explain How do you recorded/made your script in your language.</text:span></text:p>
          <text:list>
            <text:list-item>
              <text:p text:style-name="P38"><text:span text:style-name="T31">First launched Jmeter by command – </text:span><text:span text:style-name="T34">sh jmeter.</text:span></text:p>
            </text:list-item>
            <text:list-item>
              <text:p text:style-name="P39"><text:span text:style-name="T31">Then,added Test Group – </text:span><text:span text:style-name="T34">TestPlan -&gt; Add -&gt; Threads -&gt; </text:span><text:span text:style-name="T35">T</text:span><text:span text:style-name="T34">hread </text:span><text:span text:style-name="T35">Group. </text:span><text:span text:style-name="T32">Test group let you allow to set the no of users you want to add and ramp up period</text:span><text:span text:style-name="T35">.</text:span></text:p>
            </text:list-item>
            <text:list-item>
              <text:p text:style-name="P39"><text:span text:style-name="T31"><text:s/></text:span><text:span text:style-name="T32">Here we need test script recorder so added https test script recorder from non-test element.</text:span></text:p>
            </text:list-item>
            <text:list-item>
              <text:p text:style-name="P40"><text:span text:style-name="T31">Now to record the test elements we need to have controler so that all the elements will be stored at one place.</text:span></text:p>
            </text:list-item>
            <text:list-item>
              <text:p text:style-name="P40"><text:span text:style-name="T31">We can add or remove the test elements from the record controler.</text:span></text:p>
            </text:list-item>
            <text:list-item>
              <text:p text:style-name="P42"><text:span text:style-name="T31">Also need to configure the browser to record the test.for that I chose firefox and changed the proxy settings as per test script recorder.</text:span><text:span text:style-name="T33">i.e.port no and ip address.</text:span></text:p>
            </text:list-item>
            <text:list-item>
              <text:p text:style-name="P3"><text:span text:style-name="T10">T</text:span><text:span text:style-name="T11">hen just hit the URL – </text:span><text:bookmark text:name="docs-internal-guid-74a97d5a-7fff-19ab-8283-efda36c09162"/><text:span text:style-name="T37">accounts-dev.nfhs.org</text:span><text:span text:style-name="T11"> in browser it started recording in Jmeter Recorder </text:span><text:span text:style-name="T12">controler</text:span><text:span text:style-name="T11">.</text:span></text:p>
            </text:list-item>
            <text:list-item>
              <text:p text:style-name="P44"><text:span text:style-name="T11">L</text:span><text:span text:style-name="T9">ater on I extracted tokens using Regular Expression Extractor and applied them to request header.</text:span></text:p>
            </text:list-item>
            <text:list-item>
              <text:p text:style-name="P45"><text:soft-page-break/><text:span text:style-name="T9">Then After successfull execution,saved file with </text:span><text:span text:style-name="T14">.jmx </text:span><text:span text:style-name="T9">extension</text:span><text:span text:style-name="T13">,</text:span><text:span text:style-name="T9">then created the </text:span><text:span text:style-name="T14">.jtl</text:span></text:p>
              <text:p text:style-name="P45"><text:span text:style-name="T13">f</text:span><text:span text:style-name="T9">ile using the command – </text:span><text:span text:style-name="T14">sh jmeter -n -t [.jmx file path] -l [.jtl file path]</text:span></text:p>
              <text:p text:style-name="P46"><text:span text:style-name="T14"/></text:p>
            </text:list-item>
          </text:list>
        </text:list-item>
        <text:list-item>
          <text:p text:style-name="P18"><text:bookmark text:name="docs-internal-guid-1031d248-7fff-8cd8-19d6-04785c3320bb"/>Why do we need to do performance testing?</text:p>
        </text:list-item>
      </text:list>
      <text:p text:style-name="P19"/>
      <text:list xml:id="list153311547421144" text:continue-numbering="true" text:style-name="L1">
        <text:list-item>
          <text:list>
            <text:list-item>
              <text:p text:style-name="P21"><text:span text:style-name="T43">To provide end users with information about their application regarding speed, stability and scalability.</text:span></text:p>
            </text:list-item>
            <text:list-item>
              <text:p text:style-name="P21"><text:span text:style-name="T43">Performance Testing uncovers what needs to be improved before the product goes to market.</text:span></text:p>
            </text:list-item>
            <text:list-item>
              <text:p text:style-name="P22"><text:span text:style-name="T43">We generally performs performance testing to improve -</text:span></text:p>
              <text:list>
                <text:list-item>
                  <text:p text:style-name="P4"><text:span text:style-name="T20">Availability - </text:span>The amount of time an application is available to the end user.</text:p>
                </text:list-item>
                <text:list-item>
                  <text:p text:style-name="P4"><text:span text:style-name="T20">Response time - </text:span>The amount of time it takes for the application to respond to a user request. <text:tab/></text:p>
                </text:list-item>
                <text:list-item>
                  <text:p text:style-name="P22"><text:span text:style-name="T40">Throughput</text:span><text:span text:style-name="T43"> - The rate at which application-oriented events occur.</text:span></text:p>
                </text:list-item>
              </text:list>
            </text:list-item>
          </text:list>
          <text:p text:style-name="P41"><text:span text:style-name="T31"/></text:p>
        </text:list-item>
      </text:list>
      <text:p text:style-name="P24"><text:tab/></text:p>
      <text:p text:style-name="P24"><text:tab/></text:p>
      <text:p text:style-name="P24"><text:span text:style-name="T30"/></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ato" svg:font-family="Lato"/>
    <style:font-face style:name="Open Sans" svg:font-family="'Open Sans'"/>
    <style:font-face style:name="Open Sans1" svg:font-family="'Open Sans', sans-serif"/>
    <style:font-face style:name="Verdana" svg:font-family="Verdana,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09:58:57.436504503</meta:creation-date>
    <dc:date>2018-10-23T15:33:10.091987184</dc:date>
    <meta:editing-duration>PT1H32M30S</meta:editing-duration>
    <meta:editing-cycles>48</meta:editing-cycles>
    <meta:generator>LibreOffice/5.1.6.2$Linux_X86_64 LibreOffice_project/10m0$Build-2</meta:generator>
    <meta:document-statistic meta:table-count="0" meta:image-count="0" meta:object-count="0" meta:page-count="3" meta:paragraph-count="60" meta:word-count="967" meta:character-count="5700" meta:non-whitespace-character-count="4814"/>
  </office:meta>
</office:document-meta>
</file>